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PagesModel.startPageSequence( PageSequence pageSeque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nderPagesModel.addPage( PageViewport pa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enderPagesModel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nderPagesModel.RenderPagesModel( FOUserAgent userAgent , String outputFormat , FontInfo fontInfo , Output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nderPagesModel.preparePage( PageViewport p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nderPagesModel.processOffDocumentItems( List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nderPagesModel.checkPreparedPages( PageViewport newPageViewport , boolean renderUnresolve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nderPagesModel.renderPage( PageViewport pageViewpo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nderPagesModel.handleOffDocumentItem( OffDocumentItem oD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